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64000001BBE2D4EC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9.695cm" svg:x="1.001cm" svg:y="1.205cm">
          <draw:image xlink:href="Pictures/1000000000000364000001BBE2D4EC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08T17:36:36</meta:creation-date>
    <dc:date>2013-10-08T19:07:25</dc:date>
    <dc:creator>Bruno Santeramo</dc:creator>
    <meta:editing-duration>PT1H15M39S</meta:editing-duration>
    <meta:editing-cycles>1</meta:editing-cycles>
    <meta:document-statistic meta:object-count="1"/>
    <meta:generator>LibreOffice/3.5$Linux_X86_64 LibreOffice_project/350m1$Build-2</meta:generator>
  </office:meta>
</office:document-meta>
</file>